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54cm"/>
    </style:style>
    <style:style style:name="gr6" style:family="graphic" style:parent-style-name="standard">
      <style:graphic-properties draw:stroke="none" svg:stroke-color="#000000" draw:fill="none" draw:fill-color="#ffffff" fo:min-height="1.90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3.81cm" svg:height="3.175cm" svg:x="2.27cm" svg:y="2.905cm">
          <text:p text:style-name="P1">Entradas</text:p>
          <text:p text:style-name="P1">Digitales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3.81cm" svg:height="3.175cm" svg:x="2.27cm" svg:y="7.35cm">
          <text:p text:style-name="P1">Entradas </text:p>
          <text:p text:style-name="P1">Analogicas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3.81cm" svg:height="3.175cm" svg:x="2.27cm" svg:y="11.795cm">
          <text:p text:style-name="P1">Interfaz</text:p>
          <text:p text:style-name="P1">usuario</text:p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3.81cm" svg:height="3.175cm" svg:x="16.308cm" svg:y="9.89cm">
          <text:p text:style-name="P1">CPU</text:p>
          <text:p text:style-name="P1">jz4725</text:p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3.81cm" svg:height="3.175cm" svg:x="11.795cm" svg:y="15.605cm">
          <text:p text:style-name="P1">SDRAM</text:p>
          <draw:enhanced-geometry svg:viewBox="0 0 21600 21600" draw:type="rectangle" draw:enhanced-path="M 0 0 L 21600 0 21600 21600 0 21600 0 0 Z N"/>
        </draw:custom-shape>
        <draw:custom-shape draw:style-name="gr1" draw:text-style-name="P1" draw:id="id9" draw:layer="layout" svg:width="3.81cm" svg:height="3.175cm" svg:x="16.24cm" svg:y="15.605cm">
          <text:p text:style-name="P1">NAND</text:p>
          <text:p text:style-name="P1">FLASH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3.81cm" svg:height="3.175cm" svg:x="8.804cm" svg:y="9.89cm">
          <text:p text:style-name="P1">FPGA</text:p>
          <draw:enhanced-geometry svg:viewBox="0 0 21600 21600" draw:type="rectangle" draw:enhanced-path="M 0 0 L 21600 0 21600 21600 0 21600 0 0 Z N"/>
        </draw:custom-shape>
        <draw:custom-shape draw:style-name="gr1" draw:text-style-name="P1" draw:id="id11" draw:layer="layout" svg:width="3.81cm" svg:height="3.175cm" svg:x="22.59cm" svg:y="9.89cm">
          <text:p text:style-name="P1">LCD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3.81cm" svg:height="3.175cm" svg:x="2.27cm" svg:y="16.24cm">
          <text:p text:style-name="P1">Modulo</text:p>
          <text:p text:style-name="P1">Bluetooth</text:p>
          <draw:enhanced-geometry svg:viewBox="0 0 21600 21600" draw:type="rectangle" draw:enhanced-path="M 0 0 L 21600 0 21600 21600 0 21600 0 0 Z N"/>
        </draw:custom-shape>
        <draw:custom-shape draw:style-name="gr1" draw:text-style-name="P1" draw:id="id10" draw:layer="layout" svg:width="3.81cm" svg:height="3.175cm" svg:x="20.685cm" svg:y="15.605cm">
          <text:p text:style-name="P1">S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08cm" svg:y1="4.492cm" svg:x2="10.709cm" svg:y2="9.89cm" draw:start-shape="id1" draw:start-glue-point="1" draw:end-shape="id2" draw:end-glue-point="0" svg:d="m6080 4492h4629v5398">
          <text:p/>
        </draw:connector>
        <draw:connector draw:style-name="gr2" draw:text-style-name="P1" draw:layer="layout" svg:x1="6.08cm" svg:y1="8.937cm" svg:x2="8.804cm" svg:y2="11.477cm" draw:start-shape="id3" draw:start-glue-point="1" draw:end-shape="id2" draw:end-glue-point="3" svg:d="m6080 8937h1362v2540h1362">
          <text:p/>
        </draw:connector>
        <draw:connector draw:style-name="gr3" draw:text-style-name="P1" draw:layer="layout" svg:x1="6.08cm" svg:y1="13.382cm" svg:x2="8.804cm" svg:y2="11.477cm" draw:start-shape="id4" draw:start-glue-point="1" draw:end-shape="id2" draw:end-glue-point="3" svg:d="m6080 13382h1362v-1905h1362">
          <text:p/>
        </draw:connector>
        <draw:connector draw:style-name="gr4" draw:text-style-name="P1" draw:layer="layout" svg:x1="6.08cm" svg:y1="17.827cm" svg:x2="10.709cm" svg:y2="13.065cm" draw:start-shape="id5" draw:start-glue-point="1" draw:end-shape="id2" draw:end-glue-point="2" svg:d="m6080 17827h4629v-4762">
          <text:p/>
        </draw:connector>
        <draw:custom-shape draw:style-name="gr1" draw:text-style-name="P1" draw:id="id6" draw:layer="layout" svg:width="3.81cm" svg:height="3.175cm" svg:x="13.065cm" svg:y="4.175cm">
          <text:p text:style-name="P1">ADC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2.43cm" svg:y1="12.43cm" svg:x2="16.24cm" svg:y2="12.43cm">
          <text:p/>
        </draw:line>
        <draw:connector draw:style-name="gr4" draw:text-style-name="P1" draw:layer="layout" svg:x1="12.614cm" svg:y1="11.477cm" svg:x2="14.97cm" svg:y2="7.35cm" draw:start-shape="id2" draw:start-glue-point="1" draw:end-shape="id6" draw:end-glue-point="2" svg:d="m12614 11477h2356v-4127">
          <text:p/>
        </draw:connector>
        <draw:connector draw:style-name="gr4" draw:text-style-name="P1" draw:layer="layout" svg:x1="13.7cm" svg:y1="15.605cm" svg:x2="18.213cm" svg:y2="13.065cm" draw:start-shape="id7" draw:start-glue-point="0" draw:end-shape="id8" draw:end-glue-point="2" svg:d="m13700 15605v-1271h4513v-1269">
          <text:p/>
        </draw:connector>
        <draw:connector draw:style-name="gr4" draw:text-style-name="P1" draw:layer="layout" svg:x1="18.145cm" svg:y1="15.605cm" svg:x2="18.213cm" svg:y2="13.065cm" draw:start-shape="id9" draw:start-glue-point="0" draw:end-shape="id8" svg:d="m18145 15605v-1271h68v-1269">
          <text:p/>
        </draw:connector>
        <draw:connector draw:style-name="gr4" draw:text-style-name="P1" draw:layer="layout" svg:x1="22.59cm" svg:y1="15.605cm" svg:x2="18.213cm" svg:y2="13.065cm" draw:start-shape="id10" draw:start-glue-point="0" draw:end-shape="id8" draw:end-glue-point="2" svg:d="m22590 15605v-1271h-4377v-1269">
          <text:p/>
        </draw:connector>
        <draw:connector draw:style-name="gr2" draw:text-style-name="P1" draw:layer="layout" svg:x1="20.118cm" svg:y1="11.477cm" svg:x2="22.59cm" svg:y2="11.477cm" draw:start-shape="id8" draw:start-glue-point="1" draw:end-shape="id11" draw:end-glue-point="3" svg:d="m20118 11477h2472">
          <text:p/>
        </draw:connector>
        <draw:line draw:style-name="gr3" draw:text-style-name="P1" draw:layer="layout" svg:x1="7.985cm" svg:y1="2.27cm" svg:x2="7.985cm" svg:y2="20.59cm">
          <text:p/>
        </draw:line>
        <draw:line draw:style-name="gr3" draw:text-style-name="P1" draw:layer="layout" svg:x1="7.985cm" svg:y1="2.27cm" svg:x2="26.94cm" svg:y2="2.27cm">
          <text:p/>
        </draw:line>
        <draw:line draw:style-name="gr3" draw:text-style-name="P1" draw:layer="layout" svg:x1="7.985cm" svg:y1="20.59cm" svg:x2="26.94cm" svg:y2="20.59cm">
          <text:p/>
        </draw:line>
        <draw:line draw:style-name="gr3" draw:text-style-name="P1" draw:layer="layout" svg:x1="26.94cm" svg:y1="2.27cm" svg:x2="26.94cm" svg:y2="20.59cm">
          <text:p/>
        </draw:line>
        <draw:frame draw:style-name="gr5" draw:layer="layout" svg:width="4.445cm" svg:height="2.79cm" svg:x="19.415cm" svg:y="4.175cm">
          <draw:text-box>
            <text:p>TARJETA</text:p>
            <text:p><text:s text:c="3"/>SIE</text:p>
          </draw:text-box>
        </draw:frame>
        <draw:line draw:style-name="gr3" draw:text-style-name="P1" draw:layer="layout" svg:x1="6.715cm" svg:y1="2.27cm" svg:x2="6.715cm" svg:y2="20.59cm">
          <text:p/>
        </draw:line>
        <draw:line draw:style-name="gr3" draw:text-style-name="P1" draw:layer="layout" svg:x1="6.715cm" svg:y1="2.27cm" svg:x2="1cm" svg:y2="2.27cm">
          <text:p/>
        </draw:line>
        <draw:line draw:style-name="gr3" draw:text-style-name="P1" draw:layer="layout" svg:x1="1cm" svg:y1="2.27cm" svg:x2="1cm" svg:y2="20.59cm">
          <text:p/>
        </draw:line>
        <draw:line draw:style-name="gr3" draw:text-style-name="P1" draw:layer="layout" svg:x1="1cm" svg:y1="20.59cm" svg:x2="6.715cm" svg:y2="20.59cm">
          <text:p/>
        </draw:line>
        <draw:frame draw:style-name="gr6" draw:layer="layout" svg:width="6.35cm" svg:height="2.155cm" svg:x="2.149cm" svg:y="0.75cm">
          <draw:text-box>
            <text:p>TARJETA</text:p>
            <text:p><text:s text:c="4"/>HIJ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ithium </meta:initial-creator>
    <meta:creation-date>2011-03-03T11:46:00</meta:creation-date>
    <dc:date>2011-03-03T12:04:13</dc:date>
    <dc:creator>lithium </dc:creator>
    <meta:editing-duration>PT00H18M19S</meta:editing-duration>
    <meta:editing-cycles>3</meta:editing-cycles>
    <meta:generator>OpenOffice.org/3.2$Linux OpenOffice.org_project/320m19$Build-9505</meta:generator>
    <meta:document-statistic meta:object-count="31"/>
  </office:meta>
</office:document-meta>
</file>